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Dashed_20__28_var_29_" svg:stroke-color="#000000" draw:fill-color="#ff66cc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66ff" draw:textarea-horizontal-align="justify" draw:textarea-vertical-align="middle" draw:auto-grow-height="false" fo:min-height="1.02cm" fo:min-width="0.77cm" fo:padding-top="0.165cm" fo:padding-bottom="0.165cm" fo:padding-left="0.29cm" fo:padding-right="0.29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6" style:family="graphic" style:parent-style-name="standard">
      <style:graphic-properties draw:fill-color="#ff66cc"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0" style:family="graphic" style:parent-style-name="standard">
      <style:graphic-properties draw:stroke="dash" draw:stroke-dash="Dashed_20__28_var_29_" svg:stroke-width="0.018cm" svg:stroke-color="#000000" draw:marker-start-width="0.227cm" draw:marker-end-width="0.227cm" draw:stroke-linejoin="round" draw:fill-color="#ff66cc" draw:textarea-horizontal-align="justify" draw:textarea-vertical-align="middle" draw:auto-grow-height="false" fo:min-height="0.992cm" fo:min-width="0.742cm" fo:padding-top="0.134cm" fo:padding-bottom="0.134cm" fo:padding-left="0.259cm" fo:padding-right="0.25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0066ff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4" style:family="graphic" style:parent-style-name="standard">
      <style:graphic-properties draw:stroke="dash" draw:stroke-dash="Dashed_20__28_var_29_" svg:stroke-width="0.018cm" svg:stroke-color="#000000" draw:marker-start-width="0.227cm" draw:marker-end-width="0.227cm" draw:stroke-linejoin="round" draw:fill-color="#ff66cc" draw:textarea-horizontal-align="justify" draw:textarea-vertical-align="middle" draw:auto-grow-height="false" fo:min-height="1.002cm" fo:min-width="0.752cm" fo:padding-top="0.134cm" fo:padding-bottom="0.134cm" fo:padding-left="0.259cm" fo:padding-right="0.259cm"/>
    </style:style>
    <style:style style:name="gr15" style:family="graphic" style:parent-style-name="standard">
      <style:graphic-properties svg:stroke-color="#000000" draw:fill-color="#ffff00" draw:textarea-vertical-align="middle" draw:auto-grow-height="false" fo:min-height="0.31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4cm" fo:min-width="2.9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0cm"/>
    </style:style>
    <style:style style:name="gr21" style:family="graphic" style:parent-style-name="standard">
      <style:graphic-properties svg:stroke-width="0.035cm" svg:stroke-color="#009900" draw:marker-start-width="0.253cm" draw:marker-end-width="0.253cm" draw:fill="none" draw:textarea-horizontal-align="justify" draw:textarea-vertical-align="middle" draw:auto-grow-height="false" fo:min-height="1.262cm" fo:min-width="1.19cm" fo:padding-top="0.143cm" fo:padding-bottom="0.143cm" fo:padding-left="0.268cm" fo:padding-right="0.268cm"/>
    </style:style>
    <style:style style:name="gr22" style:family="graphic" style:parent-style-name="standard">
      <style:graphic-properties svg:stroke-width="0.035cm" svg:stroke-color="#009900" draw:marker-start-width="0.253cm" draw:marker-end-width="0.253cm" draw:fill="none" draw:textarea-horizontal-align="justify" draw:textarea-vertical-align="middle" draw:auto-grow-height="false" fo:min-height="1.332cm" fo:min-width="1.26cm" fo:padding-top="0.143cm" fo:padding-bottom="0.143cm" fo:padding-left="0.268cm" fo:padding-right="0.268cm"/>
    </style:style>
    <style:style style:name="gr23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1.262cm" fo:min-width="1.19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svg:stroke-width="0.035cm" svg:stroke-color="#009900" draw:marker-start-width="0.253cm" draw:marker-end-width="0.253cm" draw:fill="none" draw:textarea-horizontal-align="justify" draw:textarea-vertical-align="middle" draw:auto-grow-height="false" fo:min-height="0.004cm" fo:min-width="0cm" fo:padding-top="0.143cm" fo:padding-bottom="0.143cm" fo:padding-left="0.268cm" fo:padding-right="0.268cm"/>
    </style:style>
    <style:style style:name="gr26" style:family="graphic" style:parent-style-name="standard">
      <style:graphic-properties svg:stroke-width="0.106cm" svg:stroke-color="#990000" draw:marker-start-width="0.359cm" draw:marker-end-width="0.359cm" draw:fill="none" draw:textarea-horizontal-align="justify" draw:textarea-vertical-align="middle" draw:auto-grow-height="false" fo:min-height="0.004cm" fo:min-width="0cm" fo:padding-top="0.178cm" fo:padding-bottom="0.178cm" fo:padding-left="0.303cm" fo:padding-right="0.303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2.102cm" fo:min-width="12.906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8cm"/>
    </style:style>
    <style:style style:name="pr7" style:family="presentation" style:parent-style-name="Default_5f_-notes">
      <style:graphic-properties draw:fill-color="#ffffff" fo:min-height="13.364cm"/>
    </style:style>
    <style:style style:name="co1" style:family="table-column">
      <style:table-column-properties style:column-width="4.655cm" style:use-optimal-column-width="false"/>
    </style:style>
    <style:style style:name="co2" style:family="table-column">
      <style:table-column-properties style:column-width="4.65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-3.134cm"/>
    </style:style>
    <style:style style:name="ro3" style:family="table-row">
      <style:table-row-properties style:row-height="0.974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style:text-position="sub 58%" fo:font-size="32pt" style:font-size-asian="32pt" style:font-size-complex="32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8pt"/>
    </style:style>
    <style:style style:name="T6" style:family="text">
      <style:text-properties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8cm" svg:x="1.4cm" svg:y="4.914cm" presentation:class="subtitle">
          <draw:text-box>
            <text:p>Is horn size determined mostly by genetics [1] or environment [2]?</text:p>
          </draw:text-box>
        </draw:frame>
        <draw:frame draw:style-name="gr1" draw:text-style-name="P1" draw:layer="layout" svg:width="4.909cm" svg:height="1.673cm" svg:x="0.425cm" svg:y="18.901cm">
          <draw:text-box>
            <text:p text:style-name="P1">1: Nature paper</text:p>
            <text:p text:style-name="P1">2: Other papers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edigree analysis</text:p>
                <text:list>
                  <text:list-item>
                    <text:p>Cheap</text:p>
                  </text:list-item>
                  <text:list-item>
                    <text:p>Statistically weak for small pedigrees</text:p>
                  </text:list-item>
                  <text:list-item>
                    <text:p>Will be statistically stronger if cause of death of rams is known </text:p>
                  </text:list-item>
                </text:list>
              </text:list-item>
              <text:list-item>
                <text:p>Heredity of horns</text:p>
                <text:list>
                  <text:list-item>
                    <text:p>Uses trophy horns</text:p>
                  </text:list-item>
                  <text:list-item>
                    <text:p>Cheap: microsattelites? [Needs only to see variation within cohort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roduc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ifespans:</text:p>
                <text:list>
                  <text:list-item>
                    <text:p>Male: 9-12</text:p>
                  </text:list-item>
                  <text:list-item>
                    <text:p>Female: 10-14</text:p>
                  </text:list-item>
                </text:list>
              </text:list-item>
              <text:list-item>
                <text:p>Reproduction:</text:p>
                <text:list>
                  <text:list-item>
                    <text:p>Male: 3-4 year, peak at 8 years old</text:p>
                  </text:list-item>
                  <text:list-item>
                    <text:p>Female: 4-5 years, 1 reproductive period per year, mostly 1 offspring per reproductive period</text:p>
                  </text:list-item>
                </text:list>
              </text:list-item>
              <text:list-item>
                <text:p>Offspring:</text:p>
                <text:list>
                  <text:list-item>
                    <text:p>Male: 4-9 offspring, mate may differ every year</text:p>
                  </text:list-item>
                  <text:list-item>
                    <text:p>Female: 5-10 offspring</text:p>
                  </text:list-item>
                </text:list>
              </text:list-item>
              <text:list-item>
                <text:p>Population size: 40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digree analysis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Concept</text:p>
              </text:list-item>
              <text:list-item>
                <text:p>Mat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0.254cm" presentation:class="title" presentation:user-transformed="true">
          <draw:text-box>
            <text:p>Pedigree analysis: concept</text:p>
          </draw:text-box>
        </draw:frame>
        <draw:custom-shape draw:style-name="gr3" draw:text-style-name="P3" draw:layer="layout" svg:width="1.27cm" svg:height="1.27cm" svg:x="9.652cm" svg:y="5.0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43cm" svg:y="5.0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1.27cm" svg:height="1.27cm" svg:x="13.208cm" svg:y="8.8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1.27cm" svg:height="1.27cm" svg:x="14.986cm" svg:y="8.8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8.8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7.874cm" svg:y="8.8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1.27cm" svg:height="1.27cm" svg:x="6.096cm" svg:y="8.8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1.27cm" svg:height="1.27cm" svg:x="7.874cm" svg:y="8.867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731cm" svg:y1="8.867cm" svg:x2="11.274cm" svg:y2="6.148cm" draw:start-shape="id1" draw:start-glue-point="0" draw:end-shape="id2" draw:end-glue-point="2" svg:d="M6731 8867v-1360h4543v-1359" svg:viewBox="0 0 4544 2720">
          <text:p/>
        </draw:connector>
        <draw:connector draw:style-name="gr7" draw:text-style-name="P1" draw:layer="layout" svg:x1="15.621cm" svg:y1="8.867cm" svg:x2="11.274cm" svg:y2="6.148cm" draw:start-shape="id3" draw:start-glue-point="0" draw:end-shape="id2" draw:end-glue-point="2" svg:d="M15621 8867v-1360h-4347v-1359" svg:viewBox="0 0 4348 2720">
          <text:p/>
        </draw:connector>
        <draw:connector draw:style-name="gr8" draw:text-style-name="P1" draw:layer="layout" svg:x1="8.509cm" svg:y1="8.867cm" svg:x2="8.505cm" svg:y2="8.005cm" draw:start-shape="id4" draw:start-glue-point="0" svg:d="M8509 8867v-681h-4v-181" svg:viewBox="0 0 5 863">
          <text:p/>
        </draw:connector>
        <draw:connector draw:style-name="gr8" draw:text-style-name="P1" draw:layer="layout" svg:x1="13.843cm" svg:y1="8.867cm" svg:x2="13.831cm" svg:y2="8.038cm" draw:start-shape="id5" draw:start-glue-point="0" svg:d="M13843 8867v-665h-12v-164" svg:viewBox="0 0 13 830">
          <text:p/>
        </draw:connector>
        <draw:custom-shape draw:style-name="gr3" draw:text-style-name="P3" xml:id="id7" draw:id="id7" draw:layer="layout" svg:width="1.27cm" svg:height="1.27cm" svg:x="13.208cm" svg:y="8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4.986cm" svg:y="8.8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8.8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7.874cm" svg:y="8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096cm" svg:y="8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1.27cm" svg:height="1.27cm" svg:x="7.874cm" svg:y="8.86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509cm" svg:y1="8.868cm" svg:x2="8.505cm" svg:y2="8.006cm" draw:start-shape="id6" draw:start-glue-point="0" svg:d="M8509 8868v-701h-4v-161" svg:viewBox="0 0 5 863">
          <text:p/>
        </draw:connector>
        <draw:connector draw:style-name="gr8" draw:text-style-name="P1" draw:layer="layout" svg:x1="13.843cm" svg:y1="8.868cm" svg:x2="13.831cm" svg:y2="8.039cm" draw:start-shape="id7" draw:start-glue-point="0" svg:d="M13843 8868v-665h-12v-164" svg:viewBox="0 0 13 830">
          <text:p/>
        </draw:connector>
        <draw:custom-shape draw:style-name="gr5" draw:text-style-name="P3" xml:id="id9" draw:id="id9" draw:layer="layout" svg:width="1.27cm" svg:height="1.27cm" svg:x="16.764cm" svg:y="13.2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8.542cm" svg:y="13.2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3.208cm" svg:y="13.2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986cm" svg:y="13.2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3.208cm" svg:y="13.2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1.27cm" svg:height="1.27cm" svg:x="14.986cm" svg:y="13.259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621cm" svg:y1="13.259cm" svg:x2="15.617cm" svg:y2="12.397cm" draw:start-shape="id8" draw:start-glue-point="0" svg:d="M15621 13259v-681h-4v-181" svg:viewBox="0 0 5 863">
          <text:p/>
        </draw:connector>
        <draw:connector draw:style-name="gr8" draw:text-style-name="P1" draw:layer="layout" svg:x1="17.399cm" svg:y1="13.259cm" svg:x2="17.387cm" svg:y2="12.43cm" draw:start-shape="id9" draw:start-glue-point="0" svg:d="M17399 13259v-665h-12v-164" svg:viewBox="0 0 13 830">
          <text:p/>
        </draw:connector>
        <draw:custom-shape draw:style-name="gr3" draw:text-style-name="P3" xml:id="id11" draw:id="id11" draw:layer="layout" svg:width="1.27cm" svg:height="1.27cm" svg:x="16.764cm" svg:y="13.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1.27cm" svg:height="1.27cm" svg:x="18.542cm" svg:y="13.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3.208cm" svg:y="13.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986cm" svg:y="13.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1.27cm" svg:height="1.27cm" svg:x="13.208cm" svg:y="13.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1.27cm" svg:height="1.27cm" svg:x="14.986cm" svg:y="13.2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621cm" svg:y1="13.26cm" svg:x2="15.617cm" svg:y2="12.398cm" draw:start-shape="id10" draw:start-glue-point="0" svg:d="M15621 13260v-701h-4v-161" svg:viewBox="0 0 5 863">
          <text:p/>
        </draw:connector>
        <draw:connector draw:style-name="gr8" draw:text-style-name="P1" draw:layer="layout" svg:x1="17.399cm" svg:y1="13.26cm" svg:x2="17.387cm" svg:y2="12.431cm" draw:start-shape="id11" draw:start-glue-point="0" svg:d="M17399 13260v-665h-12v-164" svg:viewBox="0 0 13 830">
          <text:p/>
        </draw:connector>
        <draw:custom-shape draw:style-name="gr5" draw:text-style-name="P3" xml:id="id13" draw:id="id13" draw:layer="layout" svg:width="1.27cm" svg:height="1.27cm" svg:x="6.096cm" svg:y="13.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7.874cm" svg:y="13.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2.54cm" svg:y="13.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4.318cm" svg:y="13.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2.54cm" svg:y="13.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2" draw:id="id12" draw:layer="layout" svg:width="1.27cm" svg:height="1.27cm" svg:x="4.318cm" svg:y="13.3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953cm" svg:y1="13.36cm" svg:x2="4.949cm" svg:y2="12.498cm" draw:start-shape="id12" draw:start-glue-point="0" svg:d="M4953 13360v-681h-4v-181" svg:viewBox="0 0 5 863">
          <text:p/>
        </draw:connector>
        <draw:connector draw:style-name="gr8" draw:text-style-name="P1" draw:layer="layout" svg:x1="6.731cm" svg:y1="13.36cm" svg:x2="6.719cm" svg:y2="12.531cm" draw:start-shape="id13" draw:start-glue-point="0" svg:d="M6731 13360v-665h-12v-164" svg:viewBox="0 0 13 830">
          <text:p/>
        </draw:connector>
        <draw:custom-shape draw:style-name="gr3" draw:text-style-name="P3" xml:id="id15" draw:id="id15" draw:layer="layout" svg:width="1.27cm" svg:height="1.27cm" svg:x="6.096cm" svg:y="13.3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8" draw:id="id18" draw:layer="layout" svg:width="1.27cm" svg:height="1.27cm" svg:x="7.874cm" svg:y="13.3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2.54cm" svg:y="13.3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4.318cm" svg:y="13.3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1.27cm" svg:height="1.27cm" svg:x="2.54cm" svg:y="13.3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1.27cm" svg:height="1.27cm" svg:x="4.318cm" svg:y="13.361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953cm" svg:y1="13.361cm" svg:x2="4.949cm" svg:y2="12.499cm" draw:start-shape="id14" draw:start-glue-point="0" svg:d="M4953 13361v-701h-4v-161" svg:viewBox="0 0 5 863">
          <text:p/>
        </draw:connector>
        <draw:connector draw:style-name="gr8" draw:text-style-name="P1" draw:layer="layout" svg:x1="6.731cm" svg:y1="13.361cm" svg:x2="6.719cm" svg:y2="12.532cm" draw:start-shape="id15" draw:start-glue-point="0" svg:d="M6731 13361v-665h-12v-164" svg:viewBox="0 0 13 830">
          <text:p/>
        </draw:connector>
        <draw:connector draw:style-name="gr7" draw:text-style-name="P1" draw:layer="layout" svg:x1="3.175cm" svg:y1="13.361cm" svg:x2="7.718cm" svg:y2="9.958cm" draw:start-shape="id16" draw:start-glue-point="0" draw:end-shape="id17" draw:end-glue-point="2" svg:d="M3175 13361v-1702h4543v-1701" svg:viewBox="0 0 4544 3404">
          <text:p/>
        </draw:connector>
        <draw:connector draw:style-name="gr7" draw:text-style-name="P1" draw:layer="layout" svg:x1="8.509cm" svg:y1="13.361cm" svg:x2="7.718cm" svg:y2="9.958cm" draw:start-shape="id18" draw:start-glue-point="0" draw:end-shape="id17" draw:end-glue-point="2" svg:d="M8509 13361v-1722h-791v-1681" svg:viewBox="0 0 792 3404">
          <text:p/>
        </draw:connector>
        <draw:connector draw:style-name="gr7" draw:text-style-name="P1" draw:layer="layout" svg:x1="14.83cm" svg:y1="9.958cm" svg:x2="13.843cm" svg:y2="13.26cm" draw:start-shape="id19" draw:start-glue-point="2" draw:end-shape="id20" draw:end-glue-point="0" svg:d="M14830 9958v1651h-987v1651" svg:viewBox="0 0 988 3303">
          <text:p/>
        </draw:connector>
        <draw:connector draw:style-name="gr7" draw:text-style-name="P1" draw:layer="layout" svg:x1="14.83cm" svg:y1="9.958cm" svg:x2="19.177cm" svg:y2="13.26cm" draw:start-shape="id19" draw:start-glue-point="2" draw:end-shape="id21" draw:end-glue-point="0" svg:d="M14830 9958v1631h4347v1671" svg:viewBox="0 0 4348 3303">
          <text:p/>
        </draw:connector>
        <draw:frame draw:style-name="gr9" draw:text-style-name="P4" xml:id="id2" draw:id="id2" draw:layer="layout" svg:width="0.82cm" svg:height="0.806cm" svg:x="10.864cm" svg:y="5.342cm">
          <draw:text-box>
            <text:p text:style-name="P1"><text:span text:style-name="T1">x</text:span></text:p>
          </draw:text-box>
        </draw:frame>
        <draw:frame draw:style-name="gr9" draw:text-style-name="P4" xml:id="id17" draw:id="id17" draw:layer="layout" svg:width="0.82cm" svg:height="0.806cm" svg:x="7.308cm" svg:y="9.152cm">
          <draw:text-box>
            <text:p text:style-name="P1"><text:span text:style-name="T1">x</text:span></text:p>
          </draw:text-box>
        </draw:frame>
        <draw:frame draw:style-name="gr9" draw:text-style-name="P4" xml:id="id19" draw:id="id19" draw:layer="layout" svg:width="0.82cm" svg:height="0.806cm" svg:x="14.42cm" svg:y="9.152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3.752cm" svg:y="13.514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7.308cm" svg:y="13.514cm">
          <draw:text-box>
            <text:p text:style-name="P1"><text:span text:style-name="T1">x</text:span></text:p>
          </draw:text-box>
        </draw:frame>
        <draw:frame draw:style-name="gr9" draw:text-style-name="P4" xml:id="id24" draw:id="id24" draw:layer="layout" svg:width="0.82cm" svg:height="0.806cm" svg:x="14.42cm" svg:y="13.47cm">
          <draw:text-box>
            <text:p text:style-name="P1"><text:span text:style-name="T1">x</text:span></text:p>
          </draw:text-box>
        </draw:frame>
        <draw:frame draw:style-name="gr9" draw:text-style-name="P4" xml:id="id27" draw:id="id27" draw:layer="layout" svg:width="0.82cm" svg:height="0.806cm" svg:x="17.976cm" svg:y="13.47cm">
          <draw:text-box>
            <text:p text:style-name="P1"><text:span text:style-name="T1">x</text:span></text:p>
          </draw:text-box>
        </draw:frame>
        <draw:custom-shape draw:style-name="gr6" draw:text-style-name="P3" draw:layer="layout" svg:width="1.27cm" svg:height="1.27cm" svg:x="22.098cm" svg:y="17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6.764cm" svg:y="17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6.764cm" svg:y="17.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8" draw:id="id28" draw:layer="layout" svg:width="1.27cm" svg:height="1.27cm" svg:x="22.098cm" svg:y="17.8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6.764cm" svg:y="17.8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6" draw:id="id26" draw:layer="layout" svg:width="1.27cm" svg:height="1.27cm" svg:x="16.764cm" svg:y="17.8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2" draw:id="id22" draw:layer="layout" svg:width="1.27cm" svg:height="1.27cm" svg:x="9.652cm" svg:y="17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1.43cm" svg:y="17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17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7.874cm" svg:y="17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17.72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509cm" svg:y1="17.727cm" svg:x2="8.505cm" svg:y2="16.865cm" svg:d="M8509 17727v-431h-4v-431" svg:viewBox="0 0 5 863">
          <text:p/>
        </draw:connector>
        <draw:connector draw:style-name="gr8" draw:text-style-name="P1" draw:layer="layout" svg:x1="10.287cm" svg:y1="17.727cm" svg:x2="10.275cm" svg:y2="16.898cm" draw:start-shape="id22" draw:start-glue-point="0" svg:d="M10287 17727v-665h-12v-164" svg:viewBox="0 0 13 830">
          <text:p/>
        </draw:connector>
        <draw:custom-shape draw:style-name="gr4" draw:text-style-name="P3" xml:id="id25" draw:id="id25" draw:layer="layout" svg:width="1.27cm" svg:height="1.27cm" svg:x="11.43cm" svg:y="17.7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17.7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1.27cm" svg:height="1.27cm" svg:x="6.096cm" svg:y="17.72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509cm" svg:y1="17.728cm" svg:x2="8.505cm" svg:y2="16.866cm" svg:d="M8509 17728v-431h-4v-431" svg:viewBox="0 0 5 863">
          <text:p/>
        </draw:connector>
        <draw:connector draw:style-name="gr8" draw:text-style-name="P1" draw:layer="layout" svg:x1="10.287cm" svg:y1="17.728cm" svg:x2="10.275cm" svg:y2="16.899cm" svg:d="M10287 17728v-414h-12v-415" svg:viewBox="0 0 13 830">
          <text:p/>
        </draw:connector>
        <draw:frame draw:style-name="gr9" draw:text-style-name="P4" draw:layer="layout" svg:width="0.82cm" svg:height="0.806cm" svg:x="7.308cm" svg:y="17.881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10.864cm" svg:y="17.881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17.976cm" svg:y="18.091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21.532cm" svg:y="18.091cm">
          <draw:text-box>
            <text:p text:style-name="P1"><text:span text:style-name="T1">x</text:span></text:p>
          </draw:text-box>
        </draw:frame>
        <draw:connector draw:style-name="gr7" draw:text-style-name="P1" draw:layer="layout" svg:x1="6.731cm" svg:y1="17.728cm" svg:x2="14.83cm" svg:y2="14.276cm" draw:start-shape="id23" draw:start-glue-point="0" draw:end-shape="id24" draw:end-glue-point="2" svg:d="M6731 17728v-1726h8099v-1726" svg:viewBox="0 0 8100 3453">
          <text:p/>
        </draw:connector>
        <draw:connector draw:style-name="gr7" draw:text-style-name="P1" draw:layer="layout" svg:x1="12.065cm" svg:y1="17.728cm" svg:x2="14.83cm" svg:y2="14.276cm" draw:start-shape="id25" draw:start-glue-point="0" draw:end-shape="id24" draw:end-glue-point="2" svg:d="M12065 17728v-1746h2765v-1706" svg:viewBox="0 0 2766 3453">
          <text:p/>
        </draw:connector>
        <draw:connector draw:style-name="gr7" draw:text-style-name="P1" draw:layer="layout" svg:x1="17.399cm" svg:y1="17.881cm" svg:x2="18.386cm" svg:y2="14.276cm" draw:start-shape="id26" draw:start-glue-point="0" draw:end-shape="id27" draw:end-glue-point="2" svg:d="M17399 17881v-1803h987v-1802" svg:viewBox="0 0 988 3606">
          <text:p/>
        </draw:connector>
        <draw:connector draw:style-name="gr7" draw:text-style-name="P1" draw:layer="layout" svg:x1="22.733cm" svg:y1="17.881cm" svg:x2="18.386cm" svg:y2="14.276cm" draw:start-shape="id28" draw:start-glue-point="0" draw:end-shape="id27" draw:end-glue-point="2" svg:d="M22733 17881v-1823h-4347v-1782" svg:viewBox="0 0 4348 3606">
          <text:p/>
        </draw:connector>
        <draw:custom-shape draw:style-name="gr10" draw:text-style-name="P3" xml:id="id29" draw:id="id29" draw:layer="layout" svg:width="1.27cm" svg:height="1.27cm" svg:x="20.32cm" svg:y="17.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8.542cm" svg:y="17.8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177cm" svg:y1="17.88cm" svg:x2="19.173cm" svg:y2="17.018cm" svg:d="M19177 17880v-431h-4v-431" svg:viewBox="0 0 5 863">
          <text:p/>
        </draw:connector>
        <draw:connector draw:style-name="gr8" draw:text-style-name="P1" draw:layer="layout" svg:x1="20.955cm" svg:y1="17.88cm" svg:x2="20.943cm" svg:y2="17.051cm" draw:start-shape="id29" draw:start-glue-point="0" svg:d="M20955 17880v-669h-12v-160" svg:viewBox="0 0 13 830">
          <text:p/>
        </draw:connector>
        <draw:connector draw:style-name="gr8" draw:text-style-name="P1" draw:layer="layout" svg:x1="19.177cm" svg:y1="17.881cm" svg:x2="19.173cm" svg:y2="17.019cm" svg:d="M19177 17881v-431h-4v-431" svg:viewBox="0 0 5 863">
          <text:p/>
        </draw:connector>
        <draw:connector draw:style-name="gr8" draw:text-style-name="P1" draw:layer="layout" svg:x1="20.955cm" svg:y1="17.881cm" svg:x2="20.943cm" svg:y2="17.052cm" svg:d="M20955 17881v-414h-12v-415" svg:viewBox="0 0 13 830">
          <text:p/>
        </draw:connector>
        <draw:custom-shape draw:style-name="gr3" draw:text-style-name="P3" draw:layer="layout" svg:width="1.27cm" svg:height="1.27cm" svg:x="23.548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23.548cm" svg:y="6.858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2.614cm" svg:height="0.962cm" svg:x="25.072cm" svg:y="5.284cm">
          <draw:text-box>
            <text:p text:style-name="P1">Female</text:p>
          </draw:text-box>
        </draw:frame>
        <draw:frame draw:style-name="gr13" draw:text-style-name="P1" draw:layer="layout" svg:width="1.874cm" svg:height="0.962cm" svg:x="25.072cm" svg:y="7.112cm">
          <draw:text-box>
            <text:p text:style-name="P1">Male</text:p>
          </draw:text-box>
        </draw:frame>
        <draw:custom-shape draw:style-name="gr11" draw:text-style-name="P3" xml:id="id30" draw:id="id30" draw:layer="layout" svg:width="1.27cm" svg:height="1.27cm" svg:x="16.764cm" svg:y="8.86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7.399cm" svg:y1="8.868cm" svg:x2="11.274cm" svg:y2="6.148cm" draw:start-shape="id30" draw:start-glue-point="0" draw:end-shape="id2" draw:end-glue-point="2" svg:d="M17399 8868v-1380h-6125v-1340" svg:viewBox="0 0 6126 2721">
          <text:p/>
        </draw:connector>
        <draw:custom-shape draw:style-name="gr11" draw:text-style-name="P3" xml:id="id31" draw:id="id31" draw:layer="layout" svg:width="1.27cm" svg:height="1.27cm" svg:x="20.32cm" svg:y="13.2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32" draw:id="id32" draw:layer="layout" svg:width="1.27cm" svg:height="1.27cm" svg:x="23.876cm" svg:y="17.8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0.955cm" svg:y1="13.208cm" svg:x2="14.83cm" svg:y2="9.958cm" draw:start-shape="id31" draw:start-glue-point="0" draw:end-shape="id19" draw:end-glue-point="2" svg:d="M20955 13208v-1645h-6125v-1605" svg:viewBox="0 0 6126 3251">
          <text:p/>
        </draw:connector>
        <draw:connector draw:style-name="gr7" draw:text-style-name="P1" draw:layer="layout" svg:x1="24.511cm" svg:y1="17.88cm" svg:x2="18.386cm" svg:y2="14.276cm" draw:start-shape="id32" draw:start-glue-point="0" draw:end-shape="id27" draw:end-glue-point="2" svg:d="M24511 17880v-1822h-6125v-1782" svg:viewBox="0 0 6126 3605">
          <text:p/>
        </draw:connector>
        <draw:custom-shape draw:style-name="gr11" draw:text-style-name="P3" xml:id="id33" draw:id="id33" draw:layer="layout" svg:width="1.27cm" svg:height="1.27cm" svg:x="9.652cm" svg:y="13.36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287cm" svg:y1="13.36cm" svg:x2="7.718cm" svg:y2="9.958cm" draw:start-shape="id33" draw:start-glue-point="0" draw:end-shape="id17" draw:end-glue-point="2" svg:d="M10287 13360v-1721h-2569v-1681" svg:viewBox="0 0 2570 3403">
          <text:p/>
        </draw:connector>
        <draw:custom-shape draw:style-name="gr11" draw:text-style-name="P3" xml:id="id34" draw:id="id34" draw:layer="layout" svg:width="1.27cm" svg:height="1.27cm" svg:x="13.208cm" svg:y="17.72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843cm" svg:y1="17.728cm" svg:x2="14.83cm" svg:y2="14.276cm" draw:start-shape="id34" draw:start-glue-point="0" draw:end-shape="id24" draw:end-glue-point="2" svg:d="M13843 17728v-1746h987v-1706" svg:viewBox="0 0 988 3453">
          <text:p/>
        </draw:connector>
        <draw:custom-shape draw:style-name="gr11" draw:text-style-name="P3" xml:id="id35" draw:id="id35" draw:layer="layout" svg:width="1.27cm" svg:height="1.27cm" svg:x="11.43cm" svg:y="5.05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2.065cm" svg:y1="5.057cm" svg:x2="12.061cm" svg:y2="4.195cm" draw:start-shape="id35" draw:start-glue-point="0" svg:d="M12065 5057v-701h-4v-161" svg:viewBox="0 0 5 863">
          <text:p/>
        </draw:connector>
        <draw:custom-shape draw:style-name="gr5" draw:text-style-name="P3" draw:layer="layout" svg:width="1.27cm" svg:height="1.27cm" svg:x="9.652cm" svg:y="5.0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6" draw:id="id36" draw:layer="layout" svg:width="1.27cm" svg:height="1.27cm" svg:x="9.652cm" svg:y="5.05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287cm" svg:y1="5.057cm" svg:x2="10.275cm" svg:y2="4.228cm" draw:start-shape="id36" draw:start-glue-point="0" svg:d="M10287 5057v-665h-12v-164" svg:viewBox="0 0 13 830">
          <text:p/>
        </draw:connecto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71cm" svg:y="0.254cm" presentation:class="title" presentation:user-transformed="true">
          <draw:text-box>
            <text:p>Pedigree analysis: genetic</text:p>
          </draw:text-box>
        </draw:frame>
        <draw:custom-shape draw:style-name="gr3" draw:text-style-name="P3" draw:layer="layout" svg:width="1.27cm" svg:height="1.27cm" svg:x="9.652cm" svg:y="5.0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11.43cm" svg:y="5.0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41" draw:id="id41" draw:layer="layout" svg:width="1.27cm" svg:height="1.27cm" svg:x="13.208cm" svg:y="8.8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9" draw:id="id39" draw:layer="layout" svg:width="1.27cm" svg:height="1.27cm" svg:x="14.986cm" svg:y="8.8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8.8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7.874cm" svg:y="8.8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37" draw:id="id37" draw:layer="layout" svg:width="1.27cm" svg:height="1.27cm" svg:x="6.096cm" svg:y="8.8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0" draw:id="id40" draw:layer="layout" svg:width="1.27cm" svg:height="1.27cm" svg:x="7.874cm" svg:y="8.867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731cm" svg:y1="8.867cm" svg:x2="11.274cm" svg:y2="6.148cm" draw:start-shape="id37" draw:start-glue-point="0" draw:end-shape="id38" draw:end-glue-point="2" svg:d="M6731 8867v-1360h4543v-1359" svg:viewBox="0 0 4544 2720">
          <text:p/>
        </draw:connector>
        <draw:connector draw:style-name="gr7" draw:text-style-name="P1" draw:layer="layout" svg:x1="15.621cm" svg:y1="8.867cm" svg:x2="11.274cm" svg:y2="6.148cm" draw:start-shape="id39" draw:start-glue-point="0" draw:end-shape="id38" draw:end-glue-point="2" svg:d="M15621 8867v-1360h-4347v-1359" svg:viewBox="0 0 4348 2720">
          <text:p/>
        </draw:connector>
        <draw:connector draw:style-name="gr8" draw:text-style-name="P1" draw:layer="layout" svg:x1="8.509cm" svg:y1="8.867cm" svg:x2="8.505cm" svg:y2="8.005cm" draw:start-shape="id40" draw:start-glue-point="0" svg:d="M8509 8867v-681h-4v-181" svg:viewBox="0 0 5 863">
          <text:p/>
        </draw:connector>
        <draw:connector draw:style-name="gr8" draw:text-style-name="P1" draw:layer="layout" svg:x1="13.843cm" svg:y1="8.867cm" svg:x2="13.831cm" svg:y2="8.038cm" draw:start-shape="id41" draw:start-glue-point="0" svg:d="M13843 8867v-665h-12v-164" svg:viewBox="0 0 13 830">
          <text:p/>
        </draw:connector>
        <draw:custom-shape draw:style-name="gr3" draw:text-style-name="P3" xml:id="id43" draw:id="id43" draw:layer="layout" svg:width="1.27cm" svg:height="1.27cm" svg:x="13.208cm" svg:y="8.8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14.986cm" svg:y="8.8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8.8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7.874cm" svg:y="8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096cm" svg:y="8.8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42" draw:id="id42" draw:layer="layout" svg:width="1.27cm" svg:height="1.27cm" svg:x="7.874cm" svg:y="8.86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509cm" svg:y1="8.868cm" svg:x2="8.505cm" svg:y2="8.006cm" draw:start-shape="id42" draw:start-glue-point="0" svg:d="M8509 8868v-701h-4v-161" svg:viewBox="0 0 5 863">
          <text:p/>
        </draw:connector>
        <draw:connector draw:style-name="gr8" draw:text-style-name="P1" draw:layer="layout" svg:x1="13.843cm" svg:y1="8.868cm" svg:x2="13.831cm" svg:y2="8.039cm" draw:start-shape="id43" draw:start-glue-point="0" svg:d="M13843 8868v-665h-12v-164" svg:viewBox="0 0 13 830">
          <text:p/>
        </draw:connector>
        <draw:custom-shape draw:style-name="gr5" draw:text-style-name="P3" xml:id="id45" draw:id="id45" draw:layer="layout" svg:width="1.27cm" svg:height="1.27cm" svg:x="16.764cm" svg:y="13.2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8.542cm" svg:y="13.2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3.208cm" svg:y="13.2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986cm" svg:y="13.2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3.208cm" svg:y="13.2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4" draw:id="id44" draw:layer="layout" svg:width="1.27cm" svg:height="1.27cm" svg:x="14.986cm" svg:y="13.259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621cm" svg:y1="13.259cm" svg:x2="15.617cm" svg:y2="12.397cm" draw:start-shape="id44" draw:start-glue-point="0" svg:d="M15621 13259v-681h-4v-181" svg:viewBox="0 0 5 863">
          <text:p/>
        </draw:connector>
        <draw:connector draw:style-name="gr8" draw:text-style-name="P1" draw:layer="layout" svg:x1="17.399cm" svg:y1="13.259cm" svg:x2="17.387cm" svg:y2="12.43cm" draw:start-shape="id45" draw:start-glue-point="0" svg:d="M17399 13259v-665h-12v-164" svg:viewBox="0 0 13 830">
          <text:p/>
        </draw:connector>
        <draw:custom-shape draw:style-name="gr3" draw:text-style-name="P3" xml:id="id47" draw:id="id47" draw:layer="layout" svg:width="1.27cm" svg:height="1.27cm" svg:x="16.764cm" svg:y="13.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57" draw:id="id57" draw:layer="layout" svg:width="1.27cm" svg:height="1.27cm" svg:x="18.542cm" svg:y="13.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3.208cm" svg:y="13.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986cm" svg:y="13.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6" draw:id="id56" draw:layer="layout" svg:width="1.27cm" svg:height="1.27cm" svg:x="13.208cm" svg:y="13.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46" draw:id="id46" draw:layer="layout" svg:width="1.27cm" svg:height="1.27cm" svg:x="14.986cm" svg:y="13.2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621cm" svg:y1="13.26cm" svg:x2="15.617cm" svg:y2="12.398cm" draw:start-shape="id46" draw:start-glue-point="0" svg:d="M15621 13260v-701h-4v-161" svg:viewBox="0 0 5 863">
          <text:p/>
        </draw:connector>
        <draw:connector draw:style-name="gr8" draw:text-style-name="P1" draw:layer="layout" svg:x1="17.399cm" svg:y1="13.26cm" svg:x2="17.387cm" svg:y2="12.431cm" draw:start-shape="id47" draw:start-glue-point="0" svg:d="M17399 13260v-665h-12v-164" svg:viewBox="0 0 13 830">
          <text:p/>
        </draw:connector>
        <draw:custom-shape draw:style-name="gr5" draw:text-style-name="P3" xml:id="id49" draw:id="id49" draw:layer="layout" svg:width="1.27cm" svg:height="1.27cm" svg:x="6.096cm" svg:y="13.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7.874cm" svg:y="13.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2.54cm" svg:y="13.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4.318cm" svg:y="13.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2.54cm" svg:y="13.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8" draw:id="id48" draw:layer="layout" svg:width="1.27cm" svg:height="1.27cm" svg:x="4.318cm" svg:y="13.3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953cm" svg:y1="13.36cm" svg:x2="4.949cm" svg:y2="12.498cm" draw:start-shape="id48" draw:start-glue-point="0" svg:d="M4953 13360v-681h-4v-181" svg:viewBox="0 0 5 863">
          <text:p/>
        </draw:connector>
        <draw:connector draw:style-name="gr8" draw:text-style-name="P1" draw:layer="layout" svg:x1="6.731cm" svg:y1="13.36cm" svg:x2="6.719cm" svg:y2="12.531cm" draw:start-shape="id49" draw:start-glue-point="0" svg:d="M6731 13360v-665h-12v-164" svg:viewBox="0 0 13 830">
          <text:p/>
        </draw:connector>
        <draw:custom-shape draw:style-name="gr3" draw:text-style-name="P3" xml:id="id51" draw:id="id51" draw:layer="layout" svg:width="1.27cm" svg:height="1.27cm" svg:x="6.096cm" svg:y="13.3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54" draw:id="id54" draw:layer="layout" svg:width="1.27cm" svg:height="1.27cm" svg:x="7.874cm" svg:y="13.3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2.54cm" svg:y="13.3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4.318cm" svg:y="13.3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2" draw:id="id52" draw:layer="layout" svg:width="1.27cm" svg:height="1.27cm" svg:x="2.54cm" svg:y="13.3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50" draw:id="id50" draw:layer="layout" svg:width="1.27cm" svg:height="1.27cm" svg:x="4.318cm" svg:y="13.361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953cm" svg:y1="13.361cm" svg:x2="4.949cm" svg:y2="12.499cm" draw:start-shape="id50" draw:start-glue-point="0" svg:d="M4953 13361v-701h-4v-161" svg:viewBox="0 0 5 863">
          <text:p/>
        </draw:connector>
        <draw:connector draw:style-name="gr8" draw:text-style-name="P1" draw:layer="layout" svg:x1="6.731cm" svg:y1="13.361cm" svg:x2="6.719cm" svg:y2="12.532cm" draw:start-shape="id51" draw:start-glue-point="0" svg:d="M6731 13361v-665h-12v-164" svg:viewBox="0 0 13 830">
          <text:p/>
        </draw:connector>
        <draw:connector draw:style-name="gr7" draw:text-style-name="P1" draw:layer="layout" svg:x1="3.175cm" svg:y1="13.361cm" svg:x2="7.718cm" svg:y2="9.958cm" draw:start-shape="id52" draw:start-glue-point="0" draw:end-shape="id53" draw:end-glue-point="2" svg:d="M3175 13361v-1702h4543v-1701" svg:viewBox="0 0 4544 3404">
          <text:p/>
        </draw:connector>
        <draw:connector draw:style-name="gr7" draw:text-style-name="P1" draw:layer="layout" svg:x1="8.509cm" svg:y1="13.361cm" svg:x2="7.718cm" svg:y2="9.958cm" draw:start-shape="id54" draw:start-glue-point="0" draw:end-shape="id53" draw:end-glue-point="2" svg:d="M8509 13361v-1722h-791v-1681" svg:viewBox="0 0 792 3404">
          <text:p/>
        </draw:connector>
        <draw:connector draw:style-name="gr7" draw:text-style-name="P1" draw:layer="layout" svg:x1="14.83cm" svg:y1="9.958cm" svg:x2="13.843cm" svg:y2="13.26cm" draw:start-shape="id55" draw:start-glue-point="2" draw:end-shape="id56" draw:end-glue-point="0" svg:d="M14830 9958v1651h-987v1651" svg:viewBox="0 0 988 3303">
          <text:p/>
        </draw:connector>
        <draw:connector draw:style-name="gr7" draw:text-style-name="P1" draw:layer="layout" svg:x1="14.83cm" svg:y1="9.958cm" svg:x2="19.177cm" svg:y2="13.26cm" draw:start-shape="id55" draw:start-glue-point="2" draw:end-shape="id57" draw:end-glue-point="0" svg:d="M14830 9958v1631h4347v1671" svg:viewBox="0 0 4348 3303">
          <text:p/>
        </draw:connector>
        <draw:frame draw:style-name="gr9" draw:text-style-name="P4" xml:id="id38" draw:id="id38" draw:layer="layout" svg:width="0.82cm" svg:height="0.806cm" svg:x="10.864cm" svg:y="5.342cm">
          <draw:text-box>
            <text:p text:style-name="P1"><text:span text:style-name="T1">x</text:span></text:p>
          </draw:text-box>
        </draw:frame>
        <draw:frame draw:style-name="gr9" draw:text-style-name="P4" xml:id="id53" draw:id="id53" draw:layer="layout" svg:width="0.82cm" svg:height="0.806cm" svg:x="7.308cm" svg:y="9.152cm">
          <draw:text-box>
            <text:p text:style-name="P1"><text:span text:style-name="T1">x</text:span></text:p>
          </draw:text-box>
        </draw:frame>
        <draw:frame draw:style-name="gr9" draw:text-style-name="P4" xml:id="id55" draw:id="id55" draw:layer="layout" svg:width="0.82cm" svg:height="0.806cm" svg:x="14.42cm" svg:y="9.152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3.752cm" svg:y="13.514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7.308cm" svg:y="13.514cm">
          <draw:text-box>
            <text:p text:style-name="P1"><text:span text:style-name="T1">x</text:span></text:p>
          </draw:text-box>
        </draw:frame>
        <draw:frame draw:style-name="gr9" draw:text-style-name="P4" xml:id="id60" draw:id="id60" draw:layer="layout" svg:width="0.82cm" svg:height="0.806cm" svg:x="14.42cm" svg:y="13.47cm">
          <draw:text-box>
            <text:p text:style-name="P1"><text:span text:style-name="T1">x</text:span></text:p>
          </draw:text-box>
        </draw:frame>
        <draw:frame draw:style-name="gr9" draw:text-style-name="P4" xml:id="id63" draw:id="id63" draw:layer="layout" svg:width="0.82cm" svg:height="0.806cm" svg:x="17.976cm" svg:y="13.47cm">
          <draw:text-box>
            <text:p text:style-name="P1"><text:span text:style-name="T1">x</text:span></text:p>
          </draw:text-box>
        </draw:frame>
        <draw:custom-shape draw:style-name="gr6" draw:text-style-name="P3" draw:layer="layout" svg:width="1.27cm" svg:height="1.27cm" svg:x="22.098cm" svg:y="17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6.764cm" svg:y="17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6.764cm" svg:y="17.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64" draw:id="id64" draw:layer="layout" svg:width="1.27cm" svg:height="1.27cm" svg:x="22.098cm" svg:y="17.8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6.764cm" svg:y="17.8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2" draw:id="id62" draw:layer="layout" svg:width="1.27cm" svg:height="1.27cm" svg:x="16.764cm" svg:y="17.8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8" draw:id="id58" draw:layer="layout" svg:width="1.27cm" svg:height="1.27cm" svg:x="9.652cm" svg:y="17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1.43cm" svg:y="17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17.7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7.874cm" svg:y="17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17.72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509cm" svg:y1="17.727cm" svg:x2="8.505cm" svg:y2="16.865cm" svg:d="M8509 17727v-431h-4v-431" svg:viewBox="0 0 5 863">
          <text:p/>
        </draw:connector>
        <draw:connector draw:style-name="gr8" draw:text-style-name="P1" draw:layer="layout" svg:x1="10.287cm" svg:y1="17.727cm" svg:x2="10.275cm" svg:y2="16.898cm" draw:start-shape="id58" draw:start-glue-point="0" svg:d="M10287 17727v-665h-12v-164" svg:viewBox="0 0 13 830">
          <text:p/>
        </draw:connector>
        <draw:custom-shape draw:style-name="gr11" draw:text-style-name="P3" xml:id="id61" draw:id="id61" draw:layer="layout" svg:width="1.27cm" svg:height="1.27cm" svg:x="11.43cm" svg:y="17.7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17.7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9" draw:id="id59" draw:layer="layout" svg:width="1.27cm" svg:height="1.27cm" svg:x="6.096cm" svg:y="17.72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509cm" svg:y1="17.728cm" svg:x2="8.505cm" svg:y2="16.866cm" svg:d="M8509 17728v-431h-4v-431" svg:viewBox="0 0 5 863">
          <text:p/>
        </draw:connector>
        <draw:connector draw:style-name="gr8" draw:text-style-name="P1" draw:layer="layout" svg:x1="10.287cm" svg:y1="17.728cm" svg:x2="10.275cm" svg:y2="16.899cm" svg:d="M10287 17728v-414h-12v-415" svg:viewBox="0 0 13 830">
          <text:p/>
        </draw:connector>
        <draw:frame draw:style-name="gr9" draw:text-style-name="P4" draw:layer="layout" svg:width="0.82cm" svg:height="0.806cm" svg:x="7.308cm" svg:y="17.881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10.864cm" svg:y="17.881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17.976cm" svg:y="18.091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21.532cm" svg:y="18.091cm">
          <draw:text-box>
            <text:p text:style-name="P1"><text:span text:style-name="T1">x</text:span></text:p>
          </draw:text-box>
        </draw:frame>
        <draw:connector draw:style-name="gr7" draw:text-style-name="P1" draw:layer="layout" svg:x1="6.731cm" svg:y1="17.728cm" svg:x2="14.83cm" svg:y2="14.276cm" draw:start-shape="id59" draw:start-glue-point="0" draw:end-shape="id60" draw:end-glue-point="2" svg:d="M6731 17728v-1726h8099v-1726" svg:viewBox="0 0 8100 3453">
          <text:p/>
        </draw:connector>
        <draw:connector draw:style-name="gr7" draw:text-style-name="P1" draw:layer="layout" svg:x1="12.065cm" svg:y1="17.728cm" svg:x2="14.83cm" svg:y2="14.276cm" draw:start-shape="id61" draw:start-glue-point="0" draw:end-shape="id60" draw:end-glue-point="2" svg:d="M12065 17728v-1746h2765v-1706" svg:viewBox="0 0 2766 3453">
          <text:p/>
        </draw:connector>
        <draw:connector draw:style-name="gr7" draw:text-style-name="P1" draw:layer="layout" svg:x1="17.399cm" svg:y1="17.881cm" svg:x2="18.386cm" svg:y2="14.276cm" draw:start-shape="id62" draw:start-glue-point="0" draw:end-shape="id63" draw:end-glue-point="2" svg:d="M17399 17881v-1803h987v-1802" svg:viewBox="0 0 988 3606">
          <text:p/>
        </draw:connector>
        <draw:connector draw:style-name="gr7" draw:text-style-name="P1" draw:layer="layout" svg:x1="22.733cm" svg:y1="17.881cm" svg:x2="18.386cm" svg:y2="14.276cm" draw:start-shape="id64" draw:start-glue-point="0" draw:end-shape="id63" draw:end-glue-point="2" svg:d="M22733 17881v-1823h-4347v-1782" svg:viewBox="0 0 4348 3606">
          <text:p/>
        </draw:connector>
        <draw:custom-shape draw:style-name="gr14" draw:text-style-name="P3" xml:id="id65" draw:id="id65" draw:layer="layout" svg:width="1.27cm" svg:height="1.27cm" svg:x="20.32cm" svg:y="17.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18.542cm" svg:y="17.8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177cm" svg:y1="17.88cm" svg:x2="19.173cm" svg:y2="17.018cm" svg:d="M19177 17880v-431h-4v-431" svg:viewBox="0 0 5 863">
          <text:p/>
        </draw:connector>
        <draw:connector draw:style-name="gr8" draw:text-style-name="P1" draw:layer="layout" svg:x1="20.955cm" svg:y1="17.88cm" svg:x2="20.943cm" svg:y2="17.051cm" draw:start-shape="id65" draw:start-glue-point="0" svg:d="M20955 17880v-669h-12v-160" svg:viewBox="0 0 13 830">
          <text:p/>
        </draw:connector>
        <draw:connector draw:style-name="gr8" draw:text-style-name="P1" draw:layer="layout" svg:x1="19.177cm" svg:y1="17.881cm" svg:x2="19.173cm" svg:y2="17.019cm" svg:d="M19177 17881v-431h-4v-431" svg:viewBox="0 0 5 863">
          <text:p/>
        </draw:connector>
        <draw:connector draw:style-name="gr8" draw:text-style-name="P1" draw:layer="layout" svg:x1="20.955cm" svg:y1="17.881cm" svg:x2="20.943cm" svg:y2="17.052cm" svg:d="M20955 17881v-414h-12v-415" svg:viewBox="0 0 13 830">
          <text:p/>
        </draw:connector>
        <draw:custom-shape draw:style-name="gr3" draw:text-style-name="P3" draw:layer="layout" svg:width="1.27cm" svg:height="1.27cm" svg:x="23.548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23.548cm" svg:y="6.858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614cm" svg:height="0.962cm" svg:x="25.072cm" svg:y="5.284cm">
          <draw:text-box>
            <text:p text:style-name="P1"><text:span text:style-name="T2">Female</text:span></text:p>
          </draw:text-box>
        </draw:frame>
        <draw:frame draw:style-name="gr13" draw:text-style-name="P5" draw:layer="layout" svg:width="1.874cm" svg:height="0.962cm" svg:x="25.072cm" svg:y="7.112cm">
          <draw:text-box>
            <text:p text:style-name="P1"><text:span text:style-name="T2">Male</text:span></text:p>
          </draw:text-box>
        </draw:frame>
        <draw:custom-shape draw:style-name="gr11" draw:text-style-name="P3" xml:id="id66" draw:id="id66" draw:layer="layout" svg:width="1.27cm" svg:height="1.27cm" svg:x="16.764cm" svg:y="8.86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7.399cm" svg:y1="8.868cm" svg:x2="11.274cm" svg:y2="6.148cm" draw:start-shape="id66" draw:start-glue-point="0" draw:end-shape="id38" draw:end-glue-point="2" svg:d="M17399 8868v-1380h-6125v-1340" svg:viewBox="0 0 6126 2721">
          <text:p/>
        </draw:connector>
        <draw:custom-shape draw:style-name="gr11" draw:text-style-name="P3" xml:id="id67" draw:id="id67" draw:layer="layout" svg:width="1.27cm" svg:height="1.27cm" svg:x="20.32cm" svg:y="13.2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68" draw:id="id68" draw:layer="layout" svg:width="1.27cm" svg:height="1.27cm" svg:x="23.876cm" svg:y="17.8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0.955cm" svg:y1="13.208cm" svg:x2="14.83cm" svg:y2="9.958cm" draw:start-shape="id67" draw:start-glue-point="0" draw:end-shape="id55" draw:end-glue-point="2" svg:d="M20955 13208v-1645h-6125v-1605" svg:viewBox="0 0 6126 3251">
          <text:p/>
        </draw:connector>
        <draw:connector draw:style-name="gr7" draw:text-style-name="P1" draw:layer="layout" svg:x1="24.511cm" svg:y1="17.88cm" svg:x2="18.386cm" svg:y2="14.276cm" draw:start-shape="id68" draw:start-glue-point="0" draw:end-shape="id63" draw:end-glue-point="2" svg:d="M24511 17880v-1822h-6125v-1782" svg:viewBox="0 0 6126 3605">
          <text:p/>
        </draw:connector>
        <draw:custom-shape draw:style-name="gr11" draw:text-style-name="P3" xml:id="id69" draw:id="id69" draw:layer="layout" svg:width="1.27cm" svg:height="1.27cm" svg:x="9.652cm" svg:y="13.36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287cm" svg:y1="13.36cm" svg:x2="7.718cm" svg:y2="9.958cm" draw:start-shape="id69" draw:start-glue-point="0" draw:end-shape="id53" draw:end-glue-point="2" svg:d="M10287 13360v-1721h-2569v-1681" svg:viewBox="0 0 2570 3403">
          <text:p/>
        </draw:connector>
        <draw:custom-shape draw:style-name="gr11" draw:text-style-name="P3" xml:id="id70" draw:id="id70" draw:layer="layout" svg:width="1.27cm" svg:height="1.27cm" svg:x="13.208cm" svg:y="17.72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843cm" svg:y1="17.728cm" svg:x2="14.83cm" svg:y2="14.276cm" draw:start-shape="id70" draw:start-glue-point="0" draw:end-shape="id60" draw:end-glue-point="2" svg:d="M13843 17728v-1746h987v-1706" svg:viewBox="0 0 988 3453">
          <text:p/>
        </draw:connector>
        <draw:custom-shape draw:style-name="gr11" draw:text-style-name="P3" xml:id="id71" draw:id="id71" draw:layer="layout" svg:width="1.27cm" svg:height="1.27cm" svg:x="11.43cm" svg:y="5.05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2.065cm" svg:y1="5.057cm" svg:x2="12.061cm" svg:y2="4.195cm" draw:start-shape="id71" draw:start-glue-point="0" svg:d="M12065 5057v-701h-4v-161" svg:viewBox="0 0 5 863">
          <text:p/>
        </draw:connector>
        <draw:custom-shape draw:style-name="gr5" draw:text-style-name="P3" draw:layer="layout" svg:width="1.27cm" svg:height="1.27cm" svg:x="9.652cm" svg:y="5.0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2" draw:id="id72" draw:layer="layout" svg:width="1.27cm" svg:height="1.27cm" svg:x="9.652cm" svg:y="5.05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287cm" svg:y1="5.057cm" svg:x2="10.275cm" svg:y2="4.228cm" draw:start-shape="id72" draw:start-glue-point="0" svg:d="M10287 5057v-665h-12v-164" svg:viewBox="0 0 13 830">
          <text:p/>
        </draw:connector>
        <draw:custom-shape draw:style-name="gr15" draw:text-style-name="P3" draw:layer="layout" svg:width="1.778cm" svg:height="1.778cm" svg:x="20.066cm" svg:y="12.95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5" draw:text-style-name="P3" draw:layer="layout" svg:width="1.778cm" svg:height="1.778cm" svg:x="16.764cm" svg:y="8.6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5" draw:text-style-name="P3" draw:layer="layout" svg:width="1.778cm" svg:height="1.778cm" svg:x="23.876cm" svg:y="17.7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5" draw:text-style-name="P3" draw:layer="layout" svg:width="1.778cm" svg:height="1.778cm" svg:x="13.052cm" svg:y="17.52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71cm" svg:y="0.254cm" presentation:class="title" presentation:user-transformed="true">
          <draw:text-box>
            <text:p>Pedigree analysis: environment</text:p>
          </draw:text-box>
        </draw:frame>
        <draw:custom-shape draw:style-name="gr3" draw:text-style-name="P3" draw:layer="layout" svg:width="1.27cm" svg:height="1.27cm" svg:x="9.652cm" svg:y="5.0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11.43cm" svg:y="5.0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77" draw:id="id77" draw:layer="layout" svg:width="1.27cm" svg:height="1.27cm" svg:x="13.208cm" svg:y="8.8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75" draw:id="id75" draw:layer="layout" svg:width="1.27cm" svg:height="1.27cm" svg:x="14.986cm" svg:y="8.8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8.8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7.874cm" svg:y="8.8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73" draw:id="id73" draw:layer="layout" svg:width="1.27cm" svg:height="1.27cm" svg:x="6.096cm" svg:y="8.8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76" draw:id="id76" draw:layer="layout" svg:width="1.27cm" svg:height="1.27cm" svg:x="7.874cm" svg:y="8.867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731cm" svg:y1="8.867cm" svg:x2="11.274cm" svg:y2="6.148cm" draw:start-shape="id73" draw:start-glue-point="0" draw:end-shape="id74" draw:end-glue-point="2" svg:d="M6731 8867v-1360h4543v-1359" svg:viewBox="0 0 4544 2720">
          <text:p/>
        </draw:connector>
        <draw:connector draw:style-name="gr7" draw:text-style-name="P1" draw:layer="layout" svg:x1="15.621cm" svg:y1="8.867cm" svg:x2="11.274cm" svg:y2="6.148cm" draw:start-shape="id75" draw:start-glue-point="0" draw:end-shape="id74" draw:end-glue-point="2" svg:d="M15621 8867v-1360h-4347v-1359" svg:viewBox="0 0 4348 2720">
          <text:p/>
        </draw:connector>
        <draw:connector draw:style-name="gr8" draw:text-style-name="P1" draw:layer="layout" svg:x1="8.509cm" svg:y1="8.867cm" svg:x2="8.505cm" svg:y2="8.005cm" draw:start-shape="id76" draw:start-glue-point="0" svg:d="M8509 8867v-681h-4v-181" svg:viewBox="0 0 5 863">
          <text:p/>
        </draw:connector>
        <draw:connector draw:style-name="gr8" draw:text-style-name="P1" draw:layer="layout" svg:x1="13.843cm" svg:y1="8.867cm" svg:x2="13.831cm" svg:y2="8.038cm" draw:start-shape="id77" draw:start-glue-point="0" svg:d="M13843 8867v-665h-12v-164" svg:viewBox="0 0 13 830">
          <text:p/>
        </draw:connector>
        <draw:custom-shape draw:style-name="gr3" draw:text-style-name="P3" xml:id="id79" draw:id="id79" draw:layer="layout" svg:width="1.27cm" svg:height="1.27cm" svg:x="13.208cm" svg:y="8.8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14.986cm" svg:y="8.8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8.8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7.874cm" svg:y="8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096cm" svg:y="8.8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78" draw:id="id78" draw:layer="layout" svg:width="1.27cm" svg:height="1.27cm" svg:x="7.874cm" svg:y="8.86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509cm" svg:y1="8.868cm" svg:x2="8.505cm" svg:y2="8.006cm" draw:start-shape="id78" draw:start-glue-point="0" svg:d="M8509 8868v-701h-4v-161" svg:viewBox="0 0 5 863">
          <text:p/>
        </draw:connector>
        <draw:connector draw:style-name="gr8" draw:text-style-name="P1" draw:layer="layout" svg:x1="13.843cm" svg:y1="8.868cm" svg:x2="13.831cm" svg:y2="8.039cm" draw:start-shape="id79" draw:start-glue-point="0" svg:d="M13843 8868v-665h-12v-164" svg:viewBox="0 0 13 830">
          <text:p/>
        </draw:connector>
        <draw:custom-shape draw:style-name="gr5" draw:text-style-name="P3" xml:id="id81" draw:id="id81" draw:layer="layout" svg:width="1.27cm" svg:height="1.27cm" svg:x="16.764cm" svg:y="13.2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8.542cm" svg:y="13.2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3.208cm" svg:y="13.2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986cm" svg:y="13.2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3.208cm" svg:y="13.2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80" draw:id="id80" draw:layer="layout" svg:width="1.27cm" svg:height="1.27cm" svg:x="14.986cm" svg:y="13.259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621cm" svg:y1="13.259cm" svg:x2="15.617cm" svg:y2="12.397cm" draw:start-shape="id80" draw:start-glue-point="0" svg:d="M15621 13259v-681h-4v-181" svg:viewBox="0 0 5 863">
          <text:p/>
        </draw:connector>
        <draw:connector draw:style-name="gr8" draw:text-style-name="P1" draw:layer="layout" svg:x1="17.399cm" svg:y1="13.259cm" svg:x2="17.387cm" svg:y2="12.43cm" draw:start-shape="id81" draw:start-glue-point="0" svg:d="M17399 13259v-665h-12v-164" svg:viewBox="0 0 13 830">
          <text:p/>
        </draw:connector>
        <draw:custom-shape draw:style-name="gr3" draw:text-style-name="P3" xml:id="id83" draw:id="id83" draw:layer="layout" svg:width="1.27cm" svg:height="1.27cm" svg:x="16.764cm" svg:y="13.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93" draw:id="id93" draw:layer="layout" svg:width="1.27cm" svg:height="1.27cm" svg:x="18.542cm" svg:y="13.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3.208cm" svg:y="13.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4.986cm" svg:y="13.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2" draw:id="id92" draw:layer="layout" svg:width="1.27cm" svg:height="1.27cm" svg:x="13.208cm" svg:y="13.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82" draw:id="id82" draw:layer="layout" svg:width="1.27cm" svg:height="1.27cm" svg:x="14.986cm" svg:y="13.2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621cm" svg:y1="13.26cm" svg:x2="15.617cm" svg:y2="12.398cm" draw:start-shape="id82" draw:start-glue-point="0" svg:d="M15621 13260v-701h-4v-161" svg:viewBox="0 0 5 863">
          <text:p/>
        </draw:connector>
        <draw:connector draw:style-name="gr8" draw:text-style-name="P1" draw:layer="layout" svg:x1="17.399cm" svg:y1="13.26cm" svg:x2="17.387cm" svg:y2="12.431cm" draw:start-shape="id83" draw:start-glue-point="0" svg:d="M17399 13260v-665h-12v-164" svg:viewBox="0 0 13 830">
          <text:p/>
        </draw:connector>
        <draw:custom-shape draw:style-name="gr5" draw:text-style-name="P3" xml:id="id85" draw:id="id85" draw:layer="layout" svg:width="1.27cm" svg:height="1.27cm" svg:x="6.096cm" svg:y="13.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7.874cm" svg:y="13.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2.54cm" svg:y="13.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4.318cm" svg:y="13.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2.54cm" svg:y="13.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84" draw:id="id84" draw:layer="layout" svg:width="1.27cm" svg:height="1.27cm" svg:x="4.318cm" svg:y="13.3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953cm" svg:y1="13.36cm" svg:x2="4.949cm" svg:y2="12.498cm" draw:start-shape="id84" draw:start-glue-point="0" svg:d="M4953 13360v-681h-4v-181" svg:viewBox="0 0 5 863">
          <text:p/>
        </draw:connector>
        <draw:connector draw:style-name="gr8" draw:text-style-name="P1" draw:layer="layout" svg:x1="6.731cm" svg:y1="13.36cm" svg:x2="6.719cm" svg:y2="12.531cm" draw:start-shape="id85" draw:start-glue-point="0" svg:d="M6731 13360v-665h-12v-164" svg:viewBox="0 0 13 830">
          <text:p/>
        </draw:connector>
        <draw:custom-shape draw:style-name="gr3" draw:text-style-name="P3" xml:id="id87" draw:id="id87" draw:layer="layout" svg:width="1.27cm" svg:height="1.27cm" svg:x="6.096cm" svg:y="13.3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90" draw:id="id90" draw:layer="layout" svg:width="1.27cm" svg:height="1.27cm" svg:x="7.874cm" svg:y="13.3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2.54cm" svg:y="13.3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4.318cm" svg:y="13.3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8" draw:id="id88" draw:layer="layout" svg:width="1.27cm" svg:height="1.27cm" svg:x="2.54cm" svg:y="13.3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86" draw:id="id86" draw:layer="layout" svg:width="1.27cm" svg:height="1.27cm" svg:x="4.318cm" svg:y="13.361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953cm" svg:y1="13.361cm" svg:x2="4.949cm" svg:y2="12.499cm" draw:start-shape="id86" draw:start-glue-point="0" svg:d="M4953 13361v-701h-4v-161" svg:viewBox="0 0 5 863">
          <text:p/>
        </draw:connector>
        <draw:connector draw:style-name="gr8" draw:text-style-name="P1" draw:layer="layout" svg:x1="6.731cm" svg:y1="13.361cm" svg:x2="6.719cm" svg:y2="12.532cm" draw:start-shape="id87" draw:start-glue-point="0" svg:d="M6731 13361v-665h-12v-164" svg:viewBox="0 0 13 830">
          <text:p/>
        </draw:connector>
        <draw:connector draw:style-name="gr7" draw:text-style-name="P1" draw:layer="layout" svg:x1="3.175cm" svg:y1="13.361cm" svg:x2="7.718cm" svg:y2="9.958cm" draw:start-shape="id88" draw:start-glue-point="0" draw:end-shape="id89" draw:end-glue-point="2" svg:d="M3175 13361v-1702h4543v-1701" svg:viewBox="0 0 4544 3404">
          <text:p/>
        </draw:connector>
        <draw:connector draw:style-name="gr7" draw:text-style-name="P1" draw:layer="layout" svg:x1="8.509cm" svg:y1="13.361cm" svg:x2="7.718cm" svg:y2="9.958cm" draw:start-shape="id90" draw:start-glue-point="0" draw:end-shape="id89" draw:end-glue-point="2" svg:d="M8509 13361v-1722h-791v-1681" svg:viewBox="0 0 792 3404">
          <text:p/>
        </draw:connector>
        <draw:connector draw:style-name="gr7" draw:text-style-name="P1" draw:layer="layout" svg:x1="14.83cm" svg:y1="9.958cm" svg:x2="13.843cm" svg:y2="13.26cm" draw:start-shape="id91" draw:start-glue-point="2" draw:end-shape="id92" draw:end-glue-point="0" svg:d="M14830 9958v1651h-987v1651" svg:viewBox="0 0 988 3303">
          <text:p/>
        </draw:connector>
        <draw:connector draw:style-name="gr7" draw:text-style-name="P1" draw:layer="layout" svg:x1="14.83cm" svg:y1="9.958cm" svg:x2="19.177cm" svg:y2="13.26cm" draw:start-shape="id91" draw:start-glue-point="2" draw:end-shape="id93" draw:end-glue-point="0" svg:d="M14830 9958v1631h4347v1671" svg:viewBox="0 0 4348 3303">
          <text:p/>
        </draw:connector>
        <draw:frame draw:style-name="gr9" draw:text-style-name="P4" xml:id="id74" draw:id="id74" draw:layer="layout" svg:width="0.82cm" svg:height="0.806cm" svg:x="10.864cm" svg:y="5.342cm">
          <draw:text-box>
            <text:p text:style-name="P1"><text:span text:style-name="T1">x</text:span></text:p>
          </draw:text-box>
        </draw:frame>
        <draw:frame draw:style-name="gr9" draw:text-style-name="P4" xml:id="id89" draw:id="id89" draw:layer="layout" svg:width="0.82cm" svg:height="0.806cm" svg:x="7.308cm" svg:y="9.152cm">
          <draw:text-box>
            <text:p text:style-name="P1"><text:span text:style-name="T1">x</text:span></text:p>
          </draw:text-box>
        </draw:frame>
        <draw:frame draw:style-name="gr9" draw:text-style-name="P4" xml:id="id91" draw:id="id91" draw:layer="layout" svg:width="0.82cm" svg:height="0.806cm" svg:x="14.42cm" svg:y="9.152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3.752cm" svg:y="13.514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7.308cm" svg:y="13.514cm">
          <draw:text-box>
            <text:p text:style-name="P1"><text:span text:style-name="T1">x</text:span></text:p>
          </draw:text-box>
        </draw:frame>
        <draw:frame draw:style-name="gr9" draw:text-style-name="P4" xml:id="id96" draw:id="id96" draw:layer="layout" svg:width="0.82cm" svg:height="0.806cm" svg:x="14.42cm" svg:y="13.47cm">
          <draw:text-box>
            <text:p text:style-name="P1"><text:span text:style-name="T1">x</text:span></text:p>
          </draw:text-box>
        </draw:frame>
        <draw:frame draw:style-name="gr9" draw:text-style-name="P4" xml:id="id99" draw:id="id99" draw:layer="layout" svg:width="0.82cm" svg:height="0.806cm" svg:x="17.976cm" svg:y="13.47cm">
          <draw:text-box>
            <text:p text:style-name="P1"><text:span text:style-name="T1">x</text:span></text:p>
          </draw:text-box>
        </draw:frame>
        <draw:custom-shape draw:style-name="gr6" draw:text-style-name="P3" draw:layer="layout" svg:width="1.27cm" svg:height="1.27cm" svg:x="22.098cm" svg:y="17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6.764cm" svg:y="17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6.764cm" svg:y="17.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00" draw:id="id100" draw:layer="layout" svg:width="1.27cm" svg:height="1.27cm" svg:x="22.098cm" svg:y="17.8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6.764cm" svg:y="17.8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8" draw:id="id98" draw:layer="layout" svg:width="1.27cm" svg:height="1.27cm" svg:x="16.764cm" svg:y="17.8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4" draw:id="id94" draw:layer="layout" svg:width="1.27cm" svg:height="1.27cm" svg:x="9.652cm" svg:y="17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1.43cm" svg:y="17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17.7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7.874cm" svg:y="17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17.72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509cm" svg:y1="17.727cm" svg:x2="8.505cm" svg:y2="16.865cm" svg:d="M8509 17727v-431h-4v-431" svg:viewBox="0 0 5 863">
          <text:p/>
        </draw:connector>
        <draw:connector draw:style-name="gr8" draw:text-style-name="P1" draw:layer="layout" svg:x1="10.287cm" svg:y1="17.727cm" svg:x2="10.275cm" svg:y2="16.898cm" draw:start-shape="id94" draw:start-glue-point="0" svg:d="M10287 17727v-665h-12v-164" svg:viewBox="0 0 13 830">
          <text:p/>
        </draw:connector>
        <draw:custom-shape draw:style-name="gr11" draw:text-style-name="P3" xml:id="id97" draw:id="id97" draw:layer="layout" svg:width="1.27cm" svg:height="1.27cm" svg:x="11.43cm" svg:y="17.7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6.096cm" svg:y="17.7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5" draw:id="id95" draw:layer="layout" svg:width="1.27cm" svg:height="1.27cm" svg:x="6.096cm" svg:y="17.72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509cm" svg:y1="17.728cm" svg:x2="8.505cm" svg:y2="16.866cm" svg:d="M8509 17728v-431h-4v-431" svg:viewBox="0 0 5 863">
          <text:p/>
        </draw:connector>
        <draw:connector draw:style-name="gr8" draw:text-style-name="P1" draw:layer="layout" svg:x1="10.287cm" svg:y1="17.728cm" svg:x2="10.275cm" svg:y2="16.899cm" svg:d="M10287 17728v-414h-12v-415" svg:viewBox="0 0 13 830">
          <text:p/>
        </draw:connector>
        <draw:frame draw:style-name="gr9" draw:text-style-name="P4" draw:layer="layout" svg:width="0.82cm" svg:height="0.806cm" svg:x="7.308cm" svg:y="17.881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10.864cm" svg:y="17.881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17.976cm" svg:y="18.091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21.532cm" svg:y="18.091cm">
          <draw:text-box>
            <text:p text:style-name="P1"><text:span text:style-name="T1">x</text:span></text:p>
          </draw:text-box>
        </draw:frame>
        <draw:connector draw:style-name="gr7" draw:text-style-name="P1" draw:layer="layout" svg:x1="6.731cm" svg:y1="17.728cm" svg:x2="14.83cm" svg:y2="14.276cm" draw:start-shape="id95" draw:start-glue-point="0" draw:end-shape="id96" draw:end-glue-point="2" svg:d="M6731 17728v-1726h8099v-1726" svg:viewBox="0 0 8100 3453">
          <text:p/>
        </draw:connector>
        <draw:connector draw:style-name="gr7" draw:text-style-name="P1" draw:layer="layout" svg:x1="12.065cm" svg:y1="17.728cm" svg:x2="14.83cm" svg:y2="14.276cm" draw:start-shape="id97" draw:start-glue-point="0" draw:end-shape="id96" draw:end-glue-point="2" svg:d="M12065 17728v-1746h2765v-1706" svg:viewBox="0 0 2766 3453">
          <text:p/>
        </draw:connector>
        <draw:connector draw:style-name="gr7" draw:text-style-name="P1" draw:layer="layout" svg:x1="17.399cm" svg:y1="17.881cm" svg:x2="18.386cm" svg:y2="14.276cm" draw:start-shape="id98" draw:start-glue-point="0" draw:end-shape="id99" draw:end-glue-point="2" svg:d="M17399 17881v-1803h987v-1802" svg:viewBox="0 0 988 3606">
          <text:p/>
        </draw:connector>
        <draw:connector draw:style-name="gr7" draw:text-style-name="P1" draw:layer="layout" svg:x1="22.733cm" svg:y1="17.881cm" svg:x2="18.386cm" svg:y2="14.276cm" draw:start-shape="id100" draw:start-glue-point="0" draw:end-shape="id99" draw:end-glue-point="2" svg:d="M22733 17881v-1823h-4347v-1782" svg:viewBox="0 0 4348 3606">
          <text:p/>
        </draw:connector>
        <draw:custom-shape draw:style-name="gr14" draw:text-style-name="P3" xml:id="id101" draw:id="id101" draw:layer="layout" svg:width="1.27cm" svg:height="1.27cm" svg:x="20.32cm" svg:y="17.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18.542cm" svg:y="17.8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177cm" svg:y1="17.88cm" svg:x2="19.173cm" svg:y2="17.018cm" svg:d="M19177 17880v-431h-4v-431" svg:viewBox="0 0 5 863">
          <text:p/>
        </draw:connector>
        <draw:connector draw:style-name="gr8" draw:text-style-name="P1" draw:layer="layout" svg:x1="20.955cm" svg:y1="17.88cm" svg:x2="20.943cm" svg:y2="17.051cm" draw:start-shape="id101" draw:start-glue-point="0" svg:d="M20955 17880v-669h-12v-160" svg:viewBox="0 0 13 830">
          <text:p/>
        </draw:connector>
        <draw:connector draw:style-name="gr8" draw:text-style-name="P1" draw:layer="layout" svg:x1="19.177cm" svg:y1="17.881cm" svg:x2="19.173cm" svg:y2="17.019cm" svg:d="M19177 17881v-431h-4v-431" svg:viewBox="0 0 5 863">
          <text:p/>
        </draw:connector>
        <draw:connector draw:style-name="gr8" draw:text-style-name="P1" draw:layer="layout" svg:x1="20.955cm" svg:y1="17.881cm" svg:x2="20.943cm" svg:y2="17.052cm" svg:d="M20955 17881v-414h-12v-415" svg:viewBox="0 0 13 830">
          <text:p/>
        </draw:connector>
        <draw:custom-shape draw:style-name="gr3" draw:text-style-name="P3" draw:layer="layout" svg:width="1.27cm" svg:height="1.27cm" svg:x="23.548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23.548cm" svg:y="6.858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614cm" svg:height="0.962cm" svg:x="25.072cm" svg:y="5.284cm">
          <draw:text-box>
            <text:p text:style-name="P1"><text:span text:style-name="T2">Female</text:span></text:p>
          </draw:text-box>
        </draw:frame>
        <draw:frame draw:style-name="gr13" draw:text-style-name="P5" draw:layer="layout" svg:width="1.874cm" svg:height="0.962cm" svg:x="25.072cm" svg:y="7.112cm">
          <draw:text-box>
            <text:p text:style-name="P1"><text:span text:style-name="T2">Male</text:span></text:p>
          </draw:text-box>
        </draw:frame>
        <draw:custom-shape draw:style-name="gr11" draw:text-style-name="P3" xml:id="id102" draw:id="id102" draw:layer="layout" svg:width="1.27cm" svg:height="1.27cm" svg:x="16.764cm" svg:y="8.86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7.399cm" svg:y1="8.868cm" svg:x2="11.274cm" svg:y2="6.148cm" draw:start-shape="id102" draw:start-glue-point="0" draw:end-shape="id74" draw:end-glue-point="2" svg:d="M17399 8868v-1380h-6125v-1340" svg:viewBox="0 0 6126 2721">
          <text:p/>
        </draw:connector>
        <draw:custom-shape draw:style-name="gr11" draw:text-style-name="P3" xml:id="id103" draw:id="id103" draw:layer="layout" svg:width="1.27cm" svg:height="1.27cm" svg:x="20.32cm" svg:y="13.2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04" draw:id="id104" draw:layer="layout" svg:width="1.27cm" svg:height="1.27cm" svg:x="23.876cm" svg:y="17.8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0.955cm" svg:y1="13.208cm" svg:x2="14.83cm" svg:y2="9.958cm" draw:start-shape="id103" draw:start-glue-point="0" draw:end-shape="id91" draw:end-glue-point="2" svg:d="M20955 13208v-1645h-6125v-1605" svg:viewBox="0 0 6126 3251">
          <text:p/>
        </draw:connector>
        <draw:connector draw:style-name="gr7" draw:text-style-name="P1" draw:layer="layout" svg:x1="24.511cm" svg:y1="17.88cm" svg:x2="18.386cm" svg:y2="14.276cm" draw:start-shape="id104" draw:start-glue-point="0" draw:end-shape="id99" draw:end-glue-point="2" svg:d="M24511 17880v-1822h-6125v-1782" svg:viewBox="0 0 6126 3605">
          <text:p/>
        </draw:connector>
        <draw:custom-shape draw:style-name="gr11" draw:text-style-name="P3" xml:id="id105" draw:id="id105" draw:layer="layout" svg:width="1.27cm" svg:height="1.27cm" svg:x="9.652cm" svg:y="13.36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287cm" svg:y1="13.36cm" svg:x2="7.718cm" svg:y2="9.958cm" draw:start-shape="id105" draw:start-glue-point="0" draw:end-shape="id89" draw:end-glue-point="2" svg:d="M10287 13360v-1721h-2569v-1681" svg:viewBox="0 0 2570 3403">
          <text:p/>
        </draw:connector>
        <draw:custom-shape draw:style-name="gr11" draw:text-style-name="P3" xml:id="id106" draw:id="id106" draw:layer="layout" svg:width="1.27cm" svg:height="1.27cm" svg:x="13.208cm" svg:y="17.72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843cm" svg:y1="17.728cm" svg:x2="14.83cm" svg:y2="14.276cm" draw:start-shape="id106" draw:start-glue-point="0" draw:end-shape="id96" draw:end-glue-point="2" svg:d="M13843 17728v-1746h987v-1706" svg:viewBox="0 0 988 3453">
          <text:p/>
        </draw:connector>
        <draw:custom-shape draw:style-name="gr11" draw:text-style-name="P3" xml:id="id107" draw:id="id107" draw:layer="layout" svg:width="1.27cm" svg:height="1.27cm" svg:x="11.43cm" svg:y="5.05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2.065cm" svg:y1="5.057cm" svg:x2="12.061cm" svg:y2="4.195cm" draw:start-shape="id107" draw:start-glue-point="0" svg:d="M12065 5057v-701h-4v-161" svg:viewBox="0 0 5 863">
          <text:p/>
        </draw:connector>
        <draw:custom-shape draw:style-name="gr5" draw:text-style-name="P3" draw:layer="layout" svg:width="1.27cm" svg:height="1.27cm" svg:x="9.652cm" svg:y="5.0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08" draw:id="id108" draw:layer="layout" svg:width="1.27cm" svg:height="1.27cm" svg:x="9.652cm" svg:y="5.05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287cm" svg:y1="5.057cm" svg:x2="10.275cm" svg:y2="4.228cm" draw:start-shape="id108" draw:start-glue-point="0" svg:d="M10287 5057v-665h-12v-164" svg:viewBox="0 0 13 830">
          <text:p/>
        </draw:connector>
        <draw:custom-shape draw:style-name="gr15" draw:text-style-name="P3" draw:layer="layout" svg:width="1.778cm" svg:height="1.778cm" svg:x="4.064cm" svg:y="13.20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5" draw:text-style-name="P3" draw:layer="layout" svg:width="1.778cm" svg:height="1.778cm" svg:x="18.386cm" svg:y="17.7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5" draw:text-style-name="P3" draw:layer="layout" svg:width="1.778cm" svg:height="1.778cm" svg:x="14.732cm" svg:y="12.95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5" draw:text-style-name="P3" draw:layer="layout" svg:width="1.778cm" svg:height="1.778cm" svg:x="16.51cm" svg:y="8.6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Pedigree analysis: math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If individuals that are shot (from the same generation) are more related than random individuals:</text:p>
                <text:p>genetic factors &gt; environmental factors</text:p>
              </text:list-item>
              <text:list-item>
                <text:p>No specific statistical test found</text:p>
              </text:list-item>
            </text:list>
          </draw:text-box>
        </draw:frame>
        <draw:line draw:style-name="gr16" draw:text-style-name="P1" draw:layer="layout" svg:x1="8.572cm" svg:y1="12.7cm" svg:x2="8.572cm" svg:y2="18.37cm">
          <text:p/>
        </draw:line>
        <draw:line draw:style-name="gr16" draw:text-style-name="P1" draw:layer="layout" svg:x1="18.557cm" svg:y1="18.37cm" svg:x2="8.572cm" svg:y2="18.37cm">
          <text:p/>
        </draw:line>
        <draw:frame draw:style-name="gr17" draw:text-style-name="P1" draw:layer="layout" svg:width="4.254cm" svg:height="3.229cm" svg:x="4.318cm" svg:y="12.983cm">
          <draw:text-box>
            <text:p text:style-name="P1">Chance being shot</text:p>
          </draw:text-box>
        </draw:frame>
        <draw:frame draw:style-name="gr18" draw:text-style-name="P1" draw:layer="layout" svg:width="12.45cm" svg:height="2.008cm" svg:x="8.078cm" svg:y="18.566cm">
          <draw:text-box>
            <text:p text:style-name="P1">Closest relatedness with other individual (from the same generation) being shot</text:p>
          </draw:text-box>
        </draw:frame>
        <draw:line draw:style-name="gr16" draw:text-style-name="P1" draw:layer="layout" svg:x1="9.217cm" svg:y1="12.984cm" svg:x2="18.557cm" svg:y2="17.804cm">
          <text:p/>
        </draw:line>
        <draw:line draw:style-name="gr16" draw:text-style-name="P1" draw:layer="layout" svg:x1="9.217cm" svg:y1="15.251cm" svg:x2="18.557cm" svg:y2="15.251cm">
          <text:p/>
        </draw:line>
        <draw:frame draw:style-name="gr19" draw:text-style-name="P1" draw:layer="layout" svg:width="3.406cm" svg:height="1.074cm" svg:x="18.796cm" svg:y="17.226cm">
          <draw:text-box>
            <text:p text:style-name="P1">Genetic</text:p>
          </draw:text-box>
        </draw:frame>
        <draw:frame draw:style-name="gr20" draw:text-style-name="P1" draw:layer="layout" svg:width="4.964cm" svg:height="1.074cm" svg:x="18.658cm" svg:y="14.854cm">
          <draw:text-box>
            <text:p text:style-name="P1">Non-genetic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Heredity of horns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Concept</text:p>
              </text:list-item>
              <text:list-item>
                <text:p>Math</text:p>
              </text:list-item>
              <text:list-item>
                <text:p>Statistic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redity of horns: concept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If individuals that are shot (from the same generation) have a closer MRCA than random individuals:</text:p>
                <text:p>genetic factors &gt; environmental factors</text:p>
                <text:p/>
              </text:list-item>
            </text:list>
          </draw:text-box>
        </draw:frame>
        <draw:custom-shape draw:style-name="gr5" draw:text-style-name="P3" xml:id="id110" draw:id="id110" draw:layer="layout" svg:width="1.27cm" svg:height="1.27cm" svg:x="11.176cm" svg:y="14.3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2.954cm" svg:y="14.3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7.62cm" svg:y="14.3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9.398cm" svg:y="14.3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7.62cm" svg:y="14.3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09" draw:id="id109" draw:layer="layout" svg:width="1.27cm" svg:height="1.27cm" svg:x="9.398cm" svg:y="14.324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033cm" svg:y1="14.324cm" svg:x2="10.029cm" svg:y2="13.462cm" draw:start-shape="id109" draw:start-glue-point="0" svg:d="M10033 14324v-681h-4v-181" svg:viewBox="0 0 5 863">
          <text:p/>
        </draw:connector>
        <draw:connector draw:style-name="gr8" draw:text-style-name="P1" draw:layer="layout" svg:x1="11.811cm" svg:y1="14.324cm" svg:x2="11.799cm" svg:y2="13.495cm" draw:start-shape="id110" draw:start-glue-point="0" svg:d="M11811 14324v-665h-12v-164" svg:viewBox="0 0 13 830">
          <text:p/>
        </draw:connector>
        <draw:custom-shape draw:style-name="gr3" draw:text-style-name="P3" xml:id="id112" draw:id="id112" draw:layer="layout" svg:width="1.27cm" svg:height="1.27cm" svg:x="11.176cm" svg:y="14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12.954cm" svg:y="14.3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7.62cm" svg:y="14.3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9.398cm" svg:y="14.3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62cm" svg:y="14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11" draw:id="id111" draw:layer="layout" svg:width="1.27cm" svg:height="1.27cm" svg:x="9.398cm" svg:y="14.32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033cm" svg:y1="14.325cm" svg:x2="10.029cm" svg:y2="13.463cm" draw:start-shape="id111" draw:start-glue-point="0" svg:d="M10033 14325v-701h-4v-161" svg:viewBox="0 0 5 863">
          <text:p/>
        </draw:connector>
        <draw:connector draw:style-name="gr8" draw:text-style-name="P1" draw:layer="layout" svg:x1="11.811cm" svg:y1="14.325cm" svg:x2="11.799cm" svg:y2="13.496cm" draw:start-shape="id112" draw:start-glue-point="0" svg:d="M11811 14325v-665h-12v-164" svg:viewBox="0 0 13 830">
          <text:p/>
        </draw:connector>
        <draw:frame draw:style-name="gr9" draw:text-style-name="P4" xml:id="id115" draw:id="id115" draw:layer="layout" svg:width="0.82cm" svg:height="0.806cm" svg:x="8.832cm" svg:y="14.535cm">
          <draw:text-box>
            <text:p text:style-name="P1"><text:span text:style-name="T1">x</text:span></text:p>
          </draw:text-box>
        </draw:frame>
        <draw:frame draw:style-name="gr9" draw:text-style-name="P4" xml:id="id118" draw:id="id118" draw:layer="layout" svg:width="0.82cm" svg:height="0.806cm" svg:x="12.388cm" svg:y="14.535cm">
          <draw:text-box>
            <text:p text:style-name="P1"><text:span text:style-name="T1">x</text:span></text:p>
          </draw:text-box>
        </draw:frame>
        <draw:custom-shape draw:style-name="gr6" draw:text-style-name="P3" draw:layer="layout" svg:width="1.27cm" svg:height="1.27cm" svg:x="16.51cm" svg:y="18.9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1.176cm" svg:y="18.9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1.176cm" svg:y="18.9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19" draw:id="id119" draw:layer="layout" svg:width="1.27cm" svg:height="1.27cm" svg:x="16.51cm" svg:y="18.9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1.176cm" svg:y="18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17" draw:id="id117" draw:layer="layout" svg:width="1.27cm" svg:height="1.27cm" svg:x="11.176cm" svg:y="18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13" draw:id="id113" draw:layer="layout" svg:width="1.27cm" svg:height="1.27cm" svg:x="4.064cm" svg:y="18.7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5.842cm" svg:y="18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0.508cm" svg:y="18.7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2.286cm" svg:y="18.7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0.508cm" svg:y="18.792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921cm" svg:y1="18.792cm" svg:x2="2.917cm" svg:y2="17.93cm" svg:d="M2921 18792v-431h-4v-431" svg:viewBox="0 0 5 863">
          <text:p/>
        </draw:connector>
        <draw:connector draw:style-name="gr8" draw:text-style-name="P1" draw:layer="layout" svg:x1="4.699cm" svg:y1="18.792cm" svg:x2="4.687cm" svg:y2="17.963cm" draw:start-shape="id113" draw:start-glue-point="0" svg:d="M4699 18792v-665h-12v-164" svg:viewBox="0 0 13 830">
          <text:p/>
        </draw:connector>
        <draw:custom-shape draw:style-name="gr11" draw:text-style-name="P3" xml:id="id116" draw:id="id116" draw:layer="layout" svg:width="1.27cm" svg:height="1.27cm" svg:x="5.842cm" svg:y="18.7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0.508cm" svg:y="18.7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14" draw:id="id114" draw:layer="layout" svg:width="1.27cm" svg:height="1.27cm" svg:x="0.508cm" svg:y="18.793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921cm" svg:y1="18.793cm" svg:x2="2.917cm" svg:y2="17.931cm" svg:d="M2921 18793v-431h-4v-431" svg:viewBox="0 0 5 863">
          <text:p/>
        </draw:connector>
        <draw:connector draw:style-name="gr8" draw:text-style-name="P1" draw:layer="layout" svg:x1="4.699cm" svg:y1="18.793cm" svg:x2="4.687cm" svg:y2="17.964cm" svg:d="M4699 18793v-414h-12v-415" svg:viewBox="0 0 13 830">
          <text:p/>
        </draw:connector>
        <draw:frame draw:style-name="gr9" draw:text-style-name="P4" draw:layer="layout" svg:width="0.82cm" svg:height="0.806cm" svg:x="1.72cm" svg:y="18.946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5.276cm" svg:y="18.946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12.388cm" svg:y="19.156cm">
          <draw:text-box>
            <text:p text:style-name="P1"><text:span text:style-name="T1">x</text:span></text:p>
          </draw:text-box>
        </draw:frame>
        <draw:frame draw:style-name="gr9" draw:text-style-name="P4" draw:layer="layout" svg:width="0.82cm" svg:height="0.806cm" svg:x="15.944cm" svg:y="19.156cm">
          <draw:text-box>
            <text:p text:style-name="P1"><text:span text:style-name="T1">x</text:span></text:p>
          </draw:text-box>
        </draw:frame>
        <draw:connector draw:style-name="gr7" draw:text-style-name="P1" draw:layer="layout" svg:x1="1.143cm" svg:y1="18.793cm" svg:x2="9.242cm" svg:y2="15.341cm" draw:start-shape="id114" draw:start-glue-point="0" draw:end-shape="id115" draw:end-glue-point="2" svg:d="M1143 18793v-1726h8099v-1726" svg:viewBox="0 0 8100 3453">
          <text:p/>
        </draw:connector>
        <draw:connector draw:style-name="gr7" draw:text-style-name="P1" draw:layer="layout" svg:x1="6.477cm" svg:y1="18.793cm" svg:x2="9.242cm" svg:y2="15.341cm" draw:start-shape="id116" draw:start-glue-point="0" draw:end-shape="id115" draw:end-glue-point="2" svg:d="M6477 18793v-1746h2765v-1706" svg:viewBox="0 0 2766 3453">
          <text:p/>
        </draw:connector>
        <draw:connector draw:style-name="gr7" draw:text-style-name="P1" draw:layer="layout" svg:x1="11.811cm" svg:y1="18.946cm" svg:x2="12.798cm" svg:y2="15.341cm" draw:start-shape="id117" draw:start-glue-point="0" draw:end-shape="id118" draw:end-glue-point="2" svg:d="M11811 18946v-1803h987v-1802" svg:viewBox="0 0 988 3606">
          <text:p/>
        </draw:connector>
        <draw:connector draw:style-name="gr7" draw:text-style-name="P1" draw:layer="layout" svg:x1="17.145cm" svg:y1="18.946cm" svg:x2="12.798cm" svg:y2="15.341cm" draw:start-shape="id119" draw:start-glue-point="0" draw:end-shape="id118" draw:end-glue-point="2" svg:d="M17145 18946v-1823h-4347v-1782" svg:viewBox="0 0 4348 3606">
          <text:p/>
        </draw:connector>
        <draw:custom-shape draw:style-name="gr14" draw:text-style-name="P3" xml:id="id120" draw:id="id120" draw:layer="layout" svg:width="1.27cm" svg:height="1.27cm" svg:x="14.732cm" svg:y="18.9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27cm" svg:height="1.27cm" svg:x="12.954cm" svg:y="18.94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589cm" svg:y1="18.945cm" svg:x2="13.585cm" svg:y2="18.083cm" svg:d="M13589 18945v-431h-4v-431" svg:viewBox="0 0 5 863">
          <text:p/>
        </draw:connector>
        <draw:connector draw:style-name="gr8" draw:text-style-name="P1" draw:layer="layout" svg:x1="15.367cm" svg:y1="18.945cm" svg:x2="15.355cm" svg:y2="18.116cm" draw:start-shape="id120" draw:start-glue-point="0" svg:d="M15367 18945v-669h-12v-160" svg:viewBox="0 0 13 830">
          <text:p/>
        </draw:connector>
        <draw:connector draw:style-name="gr8" draw:text-style-name="P1" draw:layer="layout" svg:x1="13.589cm" svg:y1="18.946cm" svg:x2="13.585cm" svg:y2="18.084cm" svg:d="M13589 18946v-431h-4v-431" svg:viewBox="0 0 5 863">
          <text:p/>
        </draw:connector>
        <draw:connector draw:style-name="gr8" draw:text-style-name="P1" draw:layer="layout" svg:x1="15.367cm" svg:y1="18.946cm" svg:x2="15.355cm" svg:y2="18.117cm" svg:d="M15367 18946v-414h-12v-415" svg:viewBox="0 0 13 830">
          <text:p/>
        </draw:connector>
        <draw:custom-shape draw:style-name="gr11" draw:text-style-name="P3" draw:layer="layout" svg:width="1.27cm" svg:height="1.27cm" svg:x="14.732cm" svg:y="14.2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21" draw:id="id121" draw:layer="layout" svg:width="1.27cm" svg:height="1.27cm" svg:x="18.288cm" svg:y="18.945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923cm" svg:y1="18.945cm" svg:x2="12.798cm" svg:y2="15.341cm" draw:start-shape="id121" draw:start-glue-point="0" draw:end-shape="id118" draw:end-glue-point="2" svg:d="M18923 18945v-1822h-6125v-1782" svg:viewBox="0 0 6126 3605">
          <text:p/>
        </draw:connector>
        <draw:custom-shape draw:style-name="gr11" draw:text-style-name="P3" xml:id="id122" draw:id="id122" draw:layer="layout" svg:width="1.27cm" svg:height="1.27cm" svg:x="7.62cm" svg:y="18.793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255cm" svg:y1="18.793cm" svg:x2="9.242cm" svg:y2="15.341cm" draw:start-shape="id122" draw:start-glue-point="0" draw:end-shape="id115" draw:end-glue-point="2" svg:d="M8255 18793v-1746h987v-1706" svg:viewBox="0 0 988 3453">
          <text:p/>
        </draw:connector>
        <draw:custom-shape draw:style-name="gr21" draw:text-style-name="P3" draw:layer="layout" svg:width="2.54cm" svg:height="2.286cm" svg:x="12.446cm" svg:y="1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2.54cm" svg:height="2.286cm" svg:x="1.779cm" svg:y="18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.54cm" svg:height="2.286cm" svg:x="7.11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778cm" svg:height="1.778cm" svg:x="18.288cm" svg:y="18.8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5" draw:text-style-name="P3" draw:layer="layout" svg:width="1.778cm" svg:height="1.778cm" svg:x="7.464cm" svg:y="18.54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3" draw:text-style-name="P3" draw:layer="layout" svg:width="2.54cm" svg:height="2.286cm" svg:x="17.78cm" svg:y="1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layer="layout" svg:width="6.096cm" svg:height="0.962cm" svg:x="21.59cm" svg:y="11.484cm">
          <draw:text-box>
            <text:p>Random individuals</text:p>
          </draw:text-box>
        </draw:frame>
        <draw:custom-shape draw:style-name="gr25" draw:text-style-name="P3" draw:layer="layout" svg:width="0.508cm" svg:height="0.508cm" svg:x="20.82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0.508cm" svg:height="0.508cm" svg:x="20.82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layer="layout" svg:width="6.096cm" svg:height="0.962cm" svg:x="21.59cm" svg:y="12.5cm">
          <draw:text-box>
            <text:p>Individuals shot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Heredity of horns: math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Random:</text:p>
                <text:p>t<text:span text:style-name="T3">MRCA</text:span> = 2N</text:p>
              </text:list-item>
              <text:list-item>
                <text:p>Non-random</text:p>
                <text:p>t<text:span text:style-name="T3">MRCA</text:span> &lt; 2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Heredity of horns: method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Need to be able to determine MRCA</text:p>
              </text:list-item>
              <text:list-item>
                <text:p>Current population size is 40</text:p>
              </text:list-item>
              <text:list-item>
                <text:p>Monitoring for 40 years, 4-10 generations</text:p>
              </text:list-item>
              <text:list-item>
                <text:p>Need at least <text:span text:style-name="T4">2</text:span>log(40) = 6 msats for individual-level resolu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Heredity of horns: statistics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No idea</text:p>
                <text:p/>
                <text:p/>
              </text:list-item>
            </text:list>
          </draw:text-box>
        </draw:frame>
        <draw:frame draw:style-name="standard" draw:layer="layout" svg:width="9.309cm" svg:height="3.124cm" svg:x="0.565cm" svg:y="9.12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t<text:span text:style-name="T4">MRCA</text:span></text:p>
              </table:table-cell>
            </table:table-row>
            <table:table-row table:style-name="ro1" table:default-cell-style-name="ce1">
              <table:table-cell>
                <text:p>Non-shot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Shot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311cm" svg:height="3.126cm" svg:x="0.508cm" svg:y="13.13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ce1">
              <table:table-cell/>
              <table:table-cell>
                <text:p><text:span text:style-name="T2">t</text:span><text:span text:style-name="T5">MRCA</text:span></text:p>
              </table:table-cell>
            </table:table-row>
            <table:table-row table:style-name="ro1" table:default-cell-style-name="ce1">
              <table:table-cell>
                <text:p><text:span text:style-name="T2">Non-shot</text:span></text:p>
              </table:table-cell>
              <table:table-cell>
                <text:p><text:span text:style-name="T2">5</text:span></text:p>
              </table:table-cell>
            </table:table-row>
            <table:table-row table:style-name="ro3" table:default-cell-style-name="ce1">
              <table:table-cell>
                <text:p><text:span text:style-name="T2">Shot</text:span></text:p>
              </table:table-cell>
              <table:table-cell>
                <text:p><text:span text:style-name="T2">4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7" draw:text-style-name="P3" draw:layer="layout" svg:width="14.478cm" svg:height="2.54cm" svg:x="11.176cm" svg:y="9.144cm">
          <text:p text:style-name="P3">That <text:span text:style-name="T6">looks</text:span> significant</text:p>
          <draw:enhanced-geometry svg:viewBox="0 0 21600 21600" draw:text-areas="800 800 20800 20800" draw:type="round-rectangular-callout" draw:modifiers="24376.2690793563 22127.0365997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14.478cm" svg:height="2.54cm" svg:x="11.176cm" svg:y="13.208cm">
          <text:p text:style-name="P3">Is that significant?</text:p>
          <draw:enhanced-geometry svg:viewBox="0 0 21600 21600" draw:text-areas="800 800 20800 20800" draw:type="round-rectangular-callout" draw:modifiers="24376.2690793563 22127.0365997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8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5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9T17:03:34.890204325</meta:creation-date>
    <dc:date>2014-10-30T09:26:10.029235718</dc:date>
    <meta:editing-duration>PT4H11M25S</meta:editing-duration>
    <meta:editing-cycles>83</meta:editing-cycles>
    <meta:generator>LibreOffice/4.3.2.2$Linux_x86 LibreOffice_project/430m0$Build-2</meta:generator>
    <meta:document-statistic meta:object-count="502"/>
  </office:meta>
</office:document-meta>
</file>